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6e0e6"/>
    </style:style>
    <style:style style:name="P2" style:family="paragraph" style:parent-style-name="Text_20_body">
      <style:text-properties officeooo:paragraph-rsid="00074dcd"/>
    </style:style>
    <style:style style:name="T1" style:family="text">
      <style:text-properties officeooo:rsid="0006e0e6"/>
    </style:style>
    <style:style style:name="T2" style:family="text">
      <style:text-properties officeooo:rsid="00074d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2">"La magia mas poderosa habita en el conocimiento"</text:span></text:span></text:p>
      <text:p text:style-name="Text_20_body"><text:span text:style-name="Strong_20_Emphasis"/></text:p>
      <text:p text:style-name="Text_20_body"><text:span text:style-name="Strong_20_Emphasis"/></text:p>
      <text:p text:style-name="Text_20_body"><text:span text:style-name="Strong_20_Emphasis">Capítulo Final del Confrontamiento: "Las Cadenas del Abismo"</text:span></text:p>
      <text:p text:style-name="Text_20_body">Elara jadea, su respiración se mezcla con el eco del agua cayendo en la inmensa bóveda subterránea. El nivel ha bajado… pero no lo suficiente. La superficie sigue reflejando destellos rojos y naranjas, como si el mismísimo infierno estuviera atrapado bajo sus aguas oscuras. La entrada del pasadizo permanece oculta, sumergida en una espera silenciosa que Elara no puede permitirse.</text:p>
      <text:p text:style-name="Text_20_body">El ritual de Morgerathus avanza, cada palabra susurrada en aquella lengua antigua parece desgarrar el aire mismo. Las grietas en el suelo palpitan con un fulgor enfermizo, y el calor se vuelve asfixiante, pesado, como si la bóveda respirara junto a ella, con un aliento fétido a azufre y muerte.</text:p>
      <text:p text:style-name="Text_20_body">Elara siente cómo su cuerpo tiembla, no solo por el miedo, sino por el peso invisible de un poder que amenaza con aplastarla desde dentro. <text:span text:style-name="Strong_20_Emphasis">El terrible poder de la esfera.</text:span> Se le clava en la piel como agujas de hielo ardiente, vibra en sus huesos, un eco que retumba más allá del sonido, más allá de la razón.</text:p>
      <text:p text:style-name="Text_20_body"><text:span text:style-name="Strong_20_Emphasis">—La esfera—</text:span> piensa, sus ojos fijos en ese orbe flotante, que palpita con una luz verde negruzca, devorando la poca esperanza que queda.</text:p>
      <text:p text:style-name="Text_20_body">Y entonces, sin pensar, sin calcular, solo impulsada por un instinto ancestral que arde como un último grito de supervivencia, Elara se lanza al vacío de la desesperación. Con un grito feroz que corta el rugido del abismo, salta y gira en el aire, su cuerpo se tensa como un arco, y lanza su espada con toda la fuerza que el pánico y la furia pueden conjurar.</text:p>
      <text:p text:style-name="Text_20_body">El filo atraviesa la esfera con un sonido seco, un crujido como si se quebrara el mismo tejido del mundo. <text:span text:style-name="Strong_20_Emphasis">Una explosión de luz azulada</text:span> inunda la bóveda, cegadora, pura, una llamarada eléctrica que desgarra la oscuridad en un estallido de energía cruda. La onda expansiva sacude el aire, lanza a Morgerathus por los aires como un muñeco de trapo. Su cuerpo choca brutalmente contra un muro de piedra, dejando una mancha negra donde la sombra parece aferrarse a él incluso al caer.</text:p>
      <text:p text:style-name="Text_20_body">Pero no termina ahí.</text:p>
      <text:p text:style-name="Text_20_body">De la esfera destrozada emergen <text:span text:style-name="Strong_20_Emphasis">mil espíritus</text:span>, figuras etéreas de rostros deformados por el dolor y la ira. Sus gritos son un coro infernal que retumba en la bóveda, un lamento desgarrador que eriza la piel. Revolotean como un enjambre de espectros hambrientos, girando en espirales caóticas hasta encontrar su presa.</text:p>
      <text:p text:style-name="Text_20_body">Morgerathus se arrastra por el suelo, su rostro una máscara de terror absoluto. No hay hechizo, ni poder, ni ritual que pueda salvarlo ahora. Los espíritus lo envuelven, lo atraviesan, lo desgarran de formas que desafían la comprensión. Sus gritos llenan el aire, un sonido que no pertenece a este mundo, un eco que se grabará en la memoria de Elara para siempre.</text:p>
      <text:p text:style-name="Text_20_body">Lo arrastran hacia el abismo abierto, su cuerpo convulso desaparece entre las llamas que brotan de lo más profundo. Y cuando la última sombra de Morgerathus se sumerge en la oscuridad… <text:span text:style-name="Strong_20_Emphasis">el agujero se cierra de golpe.</text:span></text:p>
      <text:p text:style-name="Text_20_body"><text:soft-page-break/>Sin advertencia. Sin estruendo.</text:p>
      <text:p text:style-name="P1">Solo un silencio brutal, aplastante, como si nada de eso hubiera sucedido. La bóveda parece contener la respiración, y de pronto, la pesadilla se disuelve en la quietud. <text:s/></text:p>
      <text:p text:style-name="P1"><text:span text:style-name="Strong_20_Emphasis">Elara extiende su mano por puro instinto… y la espada regresa a ella</text:span>.</text:p>
      <text:p text:style-name="P1">Gira en el aire como un cometa de acero y luz, y aterriza con un golpe seco en su palma. </text:p>
      <text:p text:style-name="P1"><text:span text:style-name="Strong_20_Emphasis"><text:span text:style-name="T1">Elara lo sabe ahora</text:span></text:span><text:span text:style-name="Strong_20_Emphasis">: la espada es más que un arma. Es su guardiana, su aliada, una extensión de su voluntad y su destino.</text:span></text:p>
      <text:p text:style-name="Text_20_body">El agua sigue bajando. Gotas caen, resonando en la inmensidad ahora vacía. Y allí, junto al muelle, el principio de una <text:span text:style-name="Strong_20_Emphasis">escalera de piedra</text:span> emerge lentamente, una promesa de salida, de vida.</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1T17:03:40.522000000</meta:creation-date>
    <dc:date>2025-02-01T17:45:09.501000000</dc:date>
    <meta:editing-duration>PT20M57S</meta:editing-duration>
    <meta:editing-cycles>2</meta:editing-cycles>
    <meta:generator>LibreOffice/7.3.5.2$Windows_X86_64 LibreOffice_project/184fe81b8c8c30d8b5082578aee2fed2ea847c01</meta:generator>
    <meta:document-statistic meta:table-count="0" meta:image-count="0" meta:object-count="0" meta:page-count="2" meta:paragraph-count="18" meta:word-count="634" meta:character-count="3651" meta:non-whitespace-character-count="3032"/>
  </office:meta>
</office:document-meta>
</file>